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f5d9" officeooo:paragraph-rsid="001af5d9"/>
    </style:style>
    <style:style style:name="P2" style:family="paragraph" style:parent-style-name="Standard">
      <style:text-properties fo:font-size="14pt" fo:font-weight="bold" officeooo:rsid="001cd466" officeooo:paragraph-rsid="001cd466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officeooo:rsid="001af5d9" officeooo:paragraph-rsid="001af5d9" style:font-size-asian="14pt" style:font-size-complex="14pt"/>
    </style:style>
    <style:style style:name="P4" style:family="paragraph" style:parent-style-name="Standard">
      <style:text-properties fo:font-size="14pt" fo:font-weight="normal" officeooo:rsid="001cd466" officeooo:paragraph-rsid="001cd466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28pt" fo:font-weight="bold" officeooo:rsid="001af5d9" officeooo:paragraph-rsid="001af5d9" style:font-size-asian="28pt" style:font-weight-asian="bold" style:font-size-complex="28pt" style:font-weight-complex="bold"/>
    </style:style>
    <style:style style:name="P6" style:family="paragraph" style:parent-style-name="Standard">
      <style:text-properties fo:font-size="26pt" fo:font-weight="bold" officeooo:rsid="001af5d9" officeooo:paragraph-rsid="001ea3a8" style:font-size-asian="26pt" style:font-weight-asian="bold" style:font-size-complex="26pt" style:font-weight-complex="bold"/>
    </style:style>
    <style:style style:name="P7" style:family="paragraph" style:parent-style-name="Standard">
      <style:text-properties fo:font-size="26pt" fo:font-weight="bold" officeooo:rsid="0021745b" officeooo:paragraph-rsid="0021745b" style:font-size-asian="26pt" style:font-weight-asian="bold" style:font-size-complex="26pt" style:font-weight-complex="bold"/>
    </style:style>
    <style:style style:name="P8" style:family="paragraph" style:parent-style-name="Standard">
      <style:text-properties fo:font-size="16pt" officeooo:rsid="001af5d9" officeooo:paragraph-rsid="001af5d9" style:font-size-asian="16pt" style:font-size-complex="16pt"/>
    </style:style>
    <style:style style:name="P9" style:family="paragraph" style:parent-style-name="Standard">
      <style:text-properties fo:font-size="16pt" fo:font-weight="bold" officeooo:rsid="001af5d9" officeooo:paragraph-rsid="001ea3a8" style:font-size-asian="16pt" style:font-weight-asian="bold" style:font-size-complex="16pt" style:font-weight-complex="bold"/>
    </style:style>
    <style:style style:name="P10" style:family="paragraph" style:parent-style-name="Standard" style:list-style-name="L1">
      <style:text-properties fo:font-size="14pt" fo:font-weight="normal" officeooo:rsid="0021745b" officeooo:paragraph-rsid="0021745b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cd466" officeooo:paragraph-rsid="001cd466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26pt" fo:font-weight="bold" officeooo:rsid="0021745b" officeooo:paragraph-rsid="001cd466" style:font-size-asian="26pt" style:font-weight-asian="bold" style:font-size-complex="26pt" style:font-weight-complex="bold"/>
    </style:style>
    <style:style style:name="T1" style:family="text">
      <style:text-properties officeooo:rsid="001ea3a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GROUP NAME : TRAILBLAZERS</text:p>
      <text:p text:style-name="P3">GROUP MEMBERS :</text:p>
      <text:p text:style-name="P3"/>
      <text:p text:style-name="P8">Hannan shah<text:tab/><text:tab/> <text:s text:c="8"/>Shah.02-cse-18@mietjammu.in</text:p>
      <text:p text:style-name="P8">Mohsin mir<text:tab/><text:tab/> <text:s text:c="8"/>Mohsin.82-cse-18@mietjammu.in</text:p>
      <text:p text:style-name="P8">Malik bazil<text:tab/><text:tab/> <text:s text:c="8"/>Malik.52-cse-18@mietjammu.in</text:p>
      <text:p text:style-name="P1"><text:span text:style-name="T3">Irshad wani<text:tab/><text:tab/> <text:s text:c="8"/></text:span><text:a xlink:type="simple" xlink:href="mailto:Irshad.114-cse-18@mietjammu.in" text:style-name="Internet_20_link" text:visited-style-name="Visited_20_Internet_20_Link"><text:span text:style-name="T3">Irshad.114-cse-18@mietjammu.in</text:span></text:a></text:p>
      <text:p text:style-name="P3"><text:span text:style-name="T3">Muzaffar bashir<text:tab/><text:tab/> <text:s text:c="2"/></text:span><text:a xlink:type="simple" xlink:href="mailto:Muzaffar.54-cse-18@mietjammu.in" text:style-name="Internet_20_link" text:visited-style-name="Visited_20_Internet_20_Link"><text:span text:style-name="T3">Muzaffar.54-cse-18@mietjammu.in</text:span></text:a></text:p>
      <text:p text:style-name="P9"/>
      <text:p text:style-name="P6">ASSIGNMENT NO.1 :</text:p>
      <text:p text:style-name="P3"/>
      <text:p text:style-name="P2">CHECKING CORRECTNESS OF PROGRAM LIMITED TO PARANTHESIS</text:p>
      <text:p text:style-name="P2"/>
      <text:p text:style-name="P4">There are three cases for parenthesis</text:p>
      <text:p text:style-name="P4">1. Number of ( is equal to no of )</text:p>
      <text:p text:style-name="P4">2. If extra no of (</text:p>
      <text:p text:style-name="P4">3. If extra no of )</text:p>
      <text:p text:style-name="P4">In above, Case 1 will give balanced expression while Case 2 and Case 3 gives unbalanced expression.</text:p>
      <text:p text:style-name="P4"><text:s/></text:p>
      <text:p text:style-name="P2">EXPLANATION FOR Assignment01.c</text:p>
      <text:p text:style-name="P2"/>
      <text:p text:style-name="P4">In <text:span text:style-name="T2">Assignment01.c</text:span> ,<text:span text:style-name="T1">w</text:span>e have used variable bf to measure balance factor , bf will tell whether the expression is balanced or not.</text:p>
      <text:p text:style-name="P4">Initially we set bf = 0, scan the expression from left to right.</text:p>
      <text:p text:style-name="P4">For each ( increment bf by 1</text:p>
      <text:p text:style-name="P4">For each ) decrement bf by 1</text:p>
      <text:p text:style-name="P4">Continued Scanning till bf &gt;==0</text:p>
      <text:p text:style-name="P4"/>
      <text:p text:style-name="P4">After scanning is complete If bf == 0, then we will have a balanced expression else unbalanced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/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6:49:55.419539220</meta:creation-date>
    <dc:date>2018-11-25T15:51:57.987848746</dc:date>
    <meta:editing-duration>PT43M48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22" meta:word-count="151" meta:character-count="975" meta:non-whitespace-character-count="800"/>
  </office:meta>
</office:document-meta>
</file>